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b32d" officeooo:paragraph-rsid="0003b32d"/>
    </style:style>
    <style:style style:name="P2" style:family="paragraph" style:parent-style-name="Standard">
      <style:text-properties officeooo:rsid="00049e44" officeooo:paragraph-rsid="00049e44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Preformatted_20_Text">
      <style:paragraph-properties fo:margin-top="0cm" fo:margin-bottom="0.499cm" loext:contextual-spacing="false"/>
      <style:text-properties officeooo:paragraph-rsid="0003b32d"/>
    </style:style>
    <style:style style:name="T1" style:family="text">
      <style:text-properties officeooo:rsid="0003b32d"/>
    </style:style>
    <style:style style:name="T2" style:family="text">
      <style:text-properties officeooo:rsid="00049e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Source_20_Text"><text:span text:style-name="T1">Les lignes de commande a execter lorsqu’on vient de cloner un projet symfony sur git hub avant d’executer php bin/console s:r</text:span></text:span></text:p>
      <text:p text:style-name="P4"><text:span text:style-name="Source_20_Text">composer install</text:span></text:p>
      <text:p text:style-name="P4"><text:span text:style-name="Source_20_Text"><text:span text:style-name="T1">puis</text:span></text:span></text:p>
      <text:p text:style-name="P3"><text:span text:style-name="Source_20_Text">composer dump-autoload</text:span></text:p>
      <text:p text:style-name="P1">les ligne de commande a executer pour que le front de angular fonctionne apres avoir cloner <text:span text:style-name="T2">avec d’executer ng serve</text:span></text:p>
      <text:p text:style-name="P1"/>
      <text:p text:style-name="P2">npm i npm-check-update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01:58:47.442096996</meta:creation-date>
    <dc:date>2020-05-14T02:28:21.766919351</dc:date>
    <meta:editing-duration>PT19M24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49" meta:character-count="306" meta:non-whitespace-character-count="263"/>
  </office:meta>
</office:document-meta>
</file>